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ashed_20__28_var_29_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666cm" fo:padding-top="0.15cm" fo:padding-bottom="0.15cm" fo:padding-left="0.275cm" fo:padding-right="0.275cm"/>
    </style:style>
    <style:style style:name="gr11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758cm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27cm" svg:x="3.554cm" svg:y="1.543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6.094cm" svg:y="1.543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197cm" svg:height="12.619cm" draw:transform="rotate (-1.5707963267949) translate (16.174cm 1.03699999999689cm)" svg:viewBox="0 0 198 12620" draw:points="198,12620 0,12620 0,0 198,0">
          <text:p/>
        </draw:polyline>
        <draw:frame draw:style-name="gr3" draw:text-style-name="P1" draw:layer="layout" svg:width="8.255cm" svg:height="0.962cm" svg:x="5.953cm" svg:y="0.038cm">
          <draw:text-box>
            <text:p text:style-name="P1">GeoRouting Block</text:p>
          </draw:text-box>
        </draw:frame>
        <draw:custom-shape draw:style-name="gr4" draw:text-style-name="P2" draw:layer="layout" svg:width="3.299cm" svg:height="1.27cm" svg:x="0.255cm" svg:y="1.543cm">
          <text:p text:style-name="P1"><text:span text:style-name="T1">Block Header</text:span></text:p>
          <text:p text:style-name="P1"><text:span text:style-name="T1">(RFC5050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svg:x="0.64cm" svg:y="6.007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4cm" svg:height="1.27cm" svg:x="3.18cm" svg:y="6.007cm">
          <text:p text:style-name="P1"><text:span text:style-name="T1">margin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1cm" svg:height="1.27cm" svg:x="5.72cm" svg:y="6.007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255cm" svg:height="0.962cm" svg:x="4.827cm" svg:y="5.045cm">
          <draw:text-box>
            <text:p text:style-name="P1">GeoRoutingEntry</text:p>
          </draw:text-box>
        </draw:frame>
        <draw:custom-shape draw:style-name="gr5" draw:text-style-name="P2" draw:layer="layout" svg:width="2.168cm" svg:height="1.27cm" svg:x="11.41cm" svg:y="6.007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168cm" svg:height="1.27cm" svg:x="13.578cm" svg:y="6.007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01cm" svg:height="1.27cm" svg:x="9.269cm" svg:y="1.54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27cm" svg:x="12.07cm" svg:y="1.543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99cm" svg:height="1.27cm" svg:x="13.34cm" svg:y="1.54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polyline draw:style-name="gr7" draw:text-style-name="P1" draw:layer="layout" svg:width="5.265cm" svg:height="2.309cm" draw:transform="skewX (0.0914552528045027) rotate (-2.71293978929999) translate (11.4310752380632cm 7.2772146060056cm)" svg:viewBox="0 0 5266 2310" draw:points="0,0 3055,0 5266,2310">
          <text:p/>
        </draw:polyline>
        <draw:frame draw:style-name="gr3" draw:text-style-name="P1" draw:layer="layout" svg:width="4.445cm" svg:height="0.962cm" svg:x="6.509cm" svg:y="8.547cm">
          <draw:text-box>
            <text:p text:style-name="P1">(optional)</text:p>
          </draw:text-box>
        </draw:frame>
        <draw:polyline draw:style-name="gr7" draw:text-style-name="P1" draw:layer="layout" svg:width="4.316cm" svg:height="2.188cm" draw:transform="skewX (0.266860842629933) rotate (-2.60961629758192) translate (15.7460350180651cm 7.2771289768564cm)" svg:viewBox="0 0 4317 2189" draw:points="0,0 2504,0 4317,2189">
          <text:p/>
        </draw:polyline>
        <draw:frame draw:style-name="gr3" draw:text-style-name="P1" draw:layer="layout" svg:width="4.445cm" svg:height="0.962cm" svg:x="11.301cm" svg:y="8.547cm">
          <draw:text-box>
            <text:p text:style-name="P1">(optional)</text:p>
          </draw:text-box>
        </draw:frame>
        <draw:line draw:style-name="gr8" draw:text-style-name="P1" draw:layer="layout" svg:x1="9.265cm" svg:y1="2.809cm" svg:x2="0.64cm" svg:y2="6.007cm">
          <text:p/>
        </draw:line>
        <draw:line draw:style-name="gr8" draw:text-style-name="P1" draw:layer="layout" svg:x1="12.07cm" svg:y1="2.813cm" svg:x2="15.746cm" svg:y2="6.007cm">
          <text:p/>
        </draw:line>
        <draw:custom-shape draw:style-name="gr9" draw:text-style-name="P1" xml:id="id1" draw:id="id1" draw:layer="layout" svg:width="1.27cm" svg:height="1.27cm" svg:x="1.559cm" svg:y="8.2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1.27cm" svg:height="1.27cm" svg:x="4.099cm" svg:y="8.2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1.27cm" svg:height="1.27cm" svg:x="2.829cm" svg:y="8.20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974cm" svg:height="0.966cm" draw:transform="rotate (0.830253125173702) translate (-0.966cm 13.136cm)">
          <draw:text-box>
            <text:p text:style-name="P3"><text:span text:style-name="T1">REQUIRED</text:span></text:p>
          </draw:text-box>
        </draw:frame>
        <draw:frame draw:style-name="gr11" draw:text-style-name="P4" xml:id="id3" draw:id="id3" draw:layer="layout" svg:width="2.774cm" svg:height="0.775cm" draw:transform="rotate (0.830253125173703) translate (1.021cm 12.159cm)">
          <draw:text-box>
            <text:p text:style-name="P3"><text:span text:style-name="T1">ORDERED</text:span></text:p>
          </draw:text-box>
        </draw:frame>
        <draw:frame draw:style-name="gr12" draw:text-style-name="P4" draw:layer="layout" svg:width="4.822cm" svg:height="1.058cm" draw:transform="rotate (0.830253125173702) translate (0.7cm 13.815cm)">
          <draw:text-box>
            <text:p text:style-name="P3"><text:span text:style-name="T1">GEO_PRESENT</text:span></text:p>
          </draw:text-box>
        </draw:frame>
        <draw:connector draw:style-name="gr13" draw:text-style-name="P1" draw:layer="layout" draw:type="line" svg:x1="2.194cm" svg:y1="9.476cm" svg:x2="1.908cm" svg:y2="10.473cm" draw:start-shape="id1" draw:start-glue-point="2" svg:d="m2194 9476-286 997" svg:viewBox="0 0 287 998">
          <text:p/>
        </draw:connector>
        <draw:connector draw:style-name="gr13" draw:text-style-name="P1" draw:layer="layout" draw:type="line" svg:x1="3.464cm" svg:y1="9.476cm" svg:x2="3.178cm" svg:y2="10.373cm" draw:start-shape="id2" draw:start-glue-point="2" draw:end-shape="id3" svg:d="m3464 9476-286 897" svg:viewBox="0 0 287 898">
          <text:p/>
        </draw:connector>
        <draw:connector draw:style-name="gr13" draw:text-style-name="P1" draw:layer="layout" draw:type="line" svg:x1="4.734cm" svg:y1="9.476cm" svg:x2="4.306cm" svg:y2="10.521cm" draw:start-shape="id4" draw:start-glue-point="2" svg:d="m4734 9476-428 1045" svg:viewBox="0 0 429 1046">
          <text:p/>
        </draw:connector>
        <draw:custom-shape draw:style-name="gr9" draw:text-style-name="P1" draw:layer="layout" svg:width="1.27cm" svg:height="1.27cm" svg:x="5.369cm" svg:y="8.20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5.018cm" svg:height="0.775cm" draw:transform="rotate (0.830253125173702) translate (1.936cm 13.96cm)">
          <draw:text-box>
            <text:p text:style-name="P3"><text:span text:style-name="T1">EID_PRESENT</text:span></text:p>
          </draw:text-box>
        </draw:frame>
        <draw:connector draw:style-name="gr13" draw:text-style-name="P1" draw:layer="layout" draw:type="line" svg:x1="6.004cm" svg:y1="9.476cm" svg:x2="5.607cm" svg:y2="10.516cm" svg:d="m6004 9476-397 1040" svg:viewBox="0 0 398 1041">
          <text:p/>
        </draw:connector>
        <draw:line draw:style-name="gr8" draw:text-style-name="P1" draw:layer="layout" svg:x1="0.64cm" svg:y1="7.277cm" svg:x2="1.559cm" svg:y2="8.206cm">
          <text:p/>
        </draw:line>
        <draw:line draw:style-name="gr8" draw:text-style-name="P1" draw:layer="layout" svg:x1="6.639cm" svg:y1="8.206cm" svg:x2="3.18cm" svg:y2="7.277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13.33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725cm" svg:height="7.047cm" svg:x="1.284cm" svg:y="2.397cm"/>
      <draw:page-thumbnail draw:layer="backgroundobjects" svg:width="8.725cm" svg:height="7.047cm" svg:x="1.284cm" svg:y="10.445cm"/>
      <draw:page-thumbnail draw:layer="backgroundobjects" svg:width="8.725cm" svg:height="7.047cm" svg:x="1.284cm" svg:y="18.493cm"/>
      <draw:page-thumbnail draw:layer="backgroundobjects" svg:width="8.725cm" svg:height="7.047cm" svg:x="11.579cm" svg:y="2.397cm"/>
      <draw:page-thumbnail draw:layer="backgroundobjects" svg:width="8.725cm" svg:height="7.047cm" svg:x="11.579cm" svg:y="10.445cm"/>
      <draw:page-thumbnail draw:layer="backgroundobjects" svg:width="8.725cm" svg:height="7.047cm" svg:x="11.579cm" svg:y="18.493cm"/>
    </style:handout-master>
    <style:master-page style:name="Default" style:page-layout-name="PM1" draw:style-name="Mdp1">
      <draw:frame presentation:style-name="Default-title" draw:layer="backgroundobjects" svg:width="14.858cm" svg:height="2.226cm" svg:x="0.824cm" svg:y="0.529cm" presentation:class="title" presentation:placeholder="true">
        <draw:text-box/>
      </draw:frame>
      <draw:frame presentation:style-name="Default-outline1" draw:layer="backgroundobjects" svg:width="14.858cm" svg:height="7.734cm" svg:x="0.824cm" svg:y="3.117cm" presentation:class="outline" presentation:placeholder="true">
        <draw:text-box/>
      </draw:frame>
      <draw:frame presentation:style-name="Mpr1" draw:text-style-name="MP1" draw:layer="backgroundobjects" svg:width="3.845cm" svg:height="0.92cm" svg:x="0.824cm" svg:y="12.1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233cm" svg:height="0.92cm" svg:x="5.644cm" svg:y="12.14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845cm" svg:height="0.92cm" svg:x="11.836cm" svg:y="12.14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on Walker</meta:initial-creator>
    <meta:creation-date>2014-05-09T16:01:48</meta:creation-date>
    <meta:editing-duration>PT1H16M8S</meta:editing-duration>
    <meta:editing-cycles>16</meta:editing-cycles>
    <meta:generator>LibreOffice/3.5$Linux_X86_64 LibreOffice_project/350m1$Build-2</meta:generator>
    <dc:date>2014-06-30T20:31:37</dc:date>
    <dc:creator>brenton </dc:creator>
    <meta:document-statistic meta:object-count="57"/>
  </office:meta>
</office:document-meta>
</file>